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3-18" calcext:value-type="date">
            <text:p>03/18/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3-18" calcext:value-type="date">
            <text:p>03/18/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3-25" calcext:value-type="date">
            <text:p>03/25/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on packages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st comprehension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phinx?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pytes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20:17:57.238157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3-27T23:04:10.010693145</dc:date>
    <meta:editing-duration>P2DT3H2M22S</meta:editing-duration>
    <meta:editing-cycles>5</meta:editing-cycles>
    <meta:generator>LibreOffice/24.2.7.2$Linux_X86_64 LibreOffice_project/420$Build-2</meta:generator>
    <meta:document-statistic meta:table-count="1" meta:cell-count="140" meta:object-count="0"/>
  </office:meta>
</office:document-meta>
</file>